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16">
            <text:p>1516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49">
            <text:p>164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93">
            <text:p>129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09">
            <text:p>160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5">
            <text:p>1175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3">
            <text:p>162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45">
            <text:p>1145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0">
            <text:p>161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7">
            <text:p>1077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45">
            <text:p>1045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49">
            <text:p>849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8">
            <text:p>818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2">
            <text:p>54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19">
            <text:p>519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61">
            <text:p>361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7">
            <text:p>177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36">
            <text:p>136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61">
            <text:p>6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/>
          <table:table-cell table:style-name="ce11" office:value-type="float" office:value="59">
            <text:p>59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0">
            <text:p>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4:22</dc:date>
    <dc:creator>Julien Lamarche</dc:creator>
    <meta:editing-duration>PT1H37M39S</meta:editing-duration>
    <meta:editing-cycles>21</meta:editing-cycles>
    <meta:generator>LibreOffice/3.5$Linux_x86 LibreOffice_project/350m1$Build-2</meta:generator>
    <meta:document-statistic meta:table-count="4" meta:cell-count="15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